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25-02-0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24-02-1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22-11-1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22-02-1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20-02-1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19-02-1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18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416" calcext:value-type="float">
            <text:p>70.7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17-02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1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1072" calcext:value-type="float">
            <text:p>71.0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199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556" calcext:value-type="float">
            <text:p>71.1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7352" calcext:value-type="float">
            <text:p>71.7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199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5472" calcext:value-type="float">
            <text:p>71.9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199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199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198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198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28607</text:p>
          </table:table-cell>
          <table:table-cell office:value-type="string" calcext:value-type="string">
            <text:p>197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